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text-properties officeooo:rsid="00118301" officeooo:paragraph-rsid="00118301"/>
    </style:style>
    <style:style style:name="P2" style:family="paragraph" style:parent-style-name="Text_20_body">
      <style:paragraph-properties fo:line-height="100%"/>
      <style:text-properties style:font-name="Times New Roman" fo:font-style="italic" officeooo:rsid="0025432d" officeooo:paragraph-rsid="0025432d" style:font-style-asian="italic" style:font-style-complex="italic"/>
    </style:style>
    <style:style style:name="P3" style:family="paragraph" style:parent-style-name="Text_20_body">
      <style:paragraph-properties fo:line-height="100%"/>
      <style:text-properties style:font-name="Times New Roman" fo:font-style="italic" officeooo:rsid="0025432d" officeooo:paragraph-rsid="0025432d" style:font-name-asian="Liberation Serif" style:font-style-asian="italic" style:font-name-complex="Liberation Serif" style:font-style-complex="italic"/>
    </style:style>
    <style:style style:name="P4" style:family="paragraph" style:parent-style-name="Text_20_body">
      <style:text-properties officeooo:rsid="00118301" officeooo:paragraph-rsid="00118301"/>
    </style:style>
    <style:style style:name="P5" style:family="paragraph" style:parent-style-name="Text_20_body">
      <style:text-properties fo:font-weight="normal" officeooo:rsid="00118301" officeooo:paragraph-rsid="00118301" style:font-weight-asian="normal" style:font-weight-complex="normal"/>
    </style:style>
    <style:style style:name="P6" style:family="paragraph" style:parent-style-name="Text_20_body">
      <style:text-properties fo:font-weight="normal" officeooo:rsid="001274dc" officeooo:paragraph-rsid="001274dc" style:font-weight-asian="normal" style:font-weight-complex="normal"/>
    </style:style>
    <style:style style:name="P7" style:family="paragraph" style:parent-style-name="Preformatted_20_Text">
      <style:paragraph-properties fo:margin-top="0in" fo:margin-bottom="0.1in" style:contextual-spacing="false"/>
    </style:style>
    <style:style style:name="P8" style:family="paragraph" style:parent-style-name="Text_20_body">
      <style:paragraph-properties fo:margin-top="0in" fo:margin-bottom="0.1in" style:contextual-spacing="false" fo:line-height="115%" fo:text-align="start" style:justify-single-word="false"/>
      <style:text-properties style:font-name="Liberation Serif1" fo:font-weight="normal" officeooo:rsid="001344cb" officeooo:paragraph-rsid="001344cb" style:font-weight-asian="normal" style:font-weight-complex="normal"/>
    </style:style>
    <style:style style:name="P9" style:family="paragraph" style:parent-style-name="Standard">
      <style:paragraph-properties fo:margin-top="0in" fo:margin-bottom="0.1in" style:contextual-spacing="false"/>
      <style:text-properties fo:font-weight="normal" officeooo:rsid="00142d21" officeooo:paragraph-rsid="00142d21" style:font-weight-asian="normal" style:font-weight-complex="normal"/>
    </style:style>
    <style:style style:name="P10" style:family="paragraph" style:parent-style-name="Standard">
      <style:paragraph-properties fo:margin-top="0in" fo:margin-bottom="0.1in" style:contextual-spacing="false"/>
      <style:text-properties fo:font-style="normal" fo:font-weight="normal" officeooo:rsid="0014711f" officeooo:paragraph-rsid="0014711f" style:font-style-asian="normal" style:font-weight-asian="normal" style:font-style-complex="normal" style:font-weight-complex="normal"/>
    </style:style>
    <style:style style:name="P11" style:family="paragraph" style:parent-style-name="Standard">
      <style:paragraph-properties fo:margin-top="0in" fo:margin-bottom="0.1in" style:contextual-spacing="false"/>
      <style:text-properties fo:font-style="normal" fo:font-weight="normal" officeooo:rsid="0014998c" officeooo:paragraph-rsid="0014998c" style:font-style-asian="normal" style:font-weight-asian="normal" style:font-style-complex="normal" style:font-weight-complex="normal"/>
    </style:style>
    <style:style style:name="P12" style:family="paragraph" style:parent-style-name="Standard">
      <style:paragraph-properties fo:margin-top="0in" fo:margin-bottom="0.1in" style:contextual-spacing="false"/>
      <style:text-properties style:font-name="Liberation Serif1" fo:font-style="normal" fo:font-weight="normal" officeooo:rsid="0014998c" officeooo:paragraph-rsid="0014998c" style:font-style-asian="normal" style:font-weight-asian="normal" style:font-style-complex="normal" style:font-weight-complex="normal"/>
    </style:style>
    <style:style style:name="P13" style:family="paragraph" style:parent-style-name="Standard">
      <style:paragraph-properties fo:margin-top="0in" fo:margin-bottom="0.1in" style:contextual-spacing="false"/>
      <style:text-properties style:font-name="Liberation Serif1" fo:font-style="normal" fo:font-weight="normal" officeooo:rsid="0018fadc" officeooo:paragraph-rsid="0018fadc" style:font-style-asian="normal" style:font-weight-asian="normal" style:font-style-complex="normal" style:font-weight-complex="normal"/>
    </style:style>
    <style:style style:name="P14" style:family="paragraph" style:parent-style-name="Standard">
      <style:paragraph-properties fo:margin-top="0in" fo:margin-bottom="0.1in" style:contextual-spacing="false" fo:break-before="page"/>
      <style:text-properties style:font-name="Liberation Serif1" fo:font-style="normal" fo:font-weight="normal" officeooo:rsid="0018fadc" officeooo:paragraph-rsid="0018fadc" style:font-style-asian="normal" style:font-weight-asian="normal" style:font-style-complex="normal" style:font-weight-complex="normal"/>
    </style:style>
    <style:style style:name="P15" style:family="paragraph" style:parent-style-name="Preformatted_20_Text">
      <style:text-properties officeooo:paragraph-rsid="0018fadc"/>
    </style:style>
    <style:style style:name="P16" style:family="paragraph" style:parent-style-name="Standard">
      <style:paragraph-properties fo:margin-top="0in" fo:margin-bottom="0.1in" style:contextual-spacing="false"/>
      <style:text-properties officeooo:paragraph-rsid="001ae63b"/>
    </style:style>
    <style:style style:name="P17" style:family="paragraph" style:parent-style-name="Preformatted_20_Text">
      <style:paragraph-properties fo:margin-top="0in" fo:margin-bottom="0.1in" style:contextual-spacing="false"/>
      <style:text-properties officeooo:paragraph-rsid="0026d7ee"/>
    </style:style>
    <style:style style:name="P18" style:family="paragraph" style:parent-style-name="Standard">
      <style:paragraph-properties fo:margin-top="0in" fo:margin-bottom="0.1in" style:contextual-spacing="false"/>
    </style:style>
    <style:style style:name="P19" style:family="paragraph" style:parent-style-name="Standard">
      <style:paragraph-properties fo:margin-top="0in" fo:margin-bottom="0.1in" style:contextual-spacing="false"/>
      <style:text-properties officeooo:paragraph-rsid="002b130a"/>
    </style:style>
    <style:style style:name="P20" style:family="paragraph" style:parent-style-name="Preformatted_20_Text">
      <style:text-properties officeooo:rsid="001c7b36" officeooo:paragraph-rsid="001c7b36"/>
    </style:style>
    <style:style style:name="P21" style:family="paragraph" style:parent-style-name="Preformatted_20_Text">
      <style:text-properties officeooo:rsid="001c7b36" officeooo:paragraph-rsid="002b130a"/>
    </style:style>
    <style:style style:name="P22" style:family="paragraph" style:parent-style-name="Preformatted_20_Text">
      <style:paragraph-properties fo:margin-top="0in" fo:margin-bottom="0.1in" style:contextual-spacing="false"/>
      <style:text-properties officeooo:rsid="001c7b36" officeooo:paragraph-rsid="001c7b36"/>
    </style:style>
    <style:style style:name="P23" style:family="paragraph" style:parent-style-name="Preformatted_20_Text">
      <style:paragraph-properties fo:margin-top="0in" fo:margin-bottom="0.1in" style:contextual-spacing="false"/>
      <style:text-properties officeooo:rsid="0027d4d9" officeooo:paragraph-rsid="0027d4d9"/>
    </style:style>
    <style:style style:name="P24" style:family="paragraph" style:parent-style-name="Standard">
      <style:paragraph-properties fo:margin-top="0in" fo:margin-bottom="0.1in" style:contextual-spacing="false" fo:break-before="page"/>
    </style:style>
    <style:style style:name="P25" style:family="paragraph" style:parent-style-name="Preformatted_20_Text">
      <style:paragraph-properties fo:margin-top="0in" fo:margin-bottom="0in" style:contextual-spacing="false"/>
      <style:text-properties officeooo:rsid="0027d4d9" officeooo:paragraph-rsid="0027d4d9"/>
    </style:style>
    <style:style style:name="P26" style:family="paragraph" style:parent-style-name="Standard">
      <style:text-properties officeooo:rsid="001c7b36" officeooo:paragraph-rsid="001c7b36"/>
    </style:style>
    <style:style style:name="P27" style:family="paragraph" style:parent-style-name="Standard">
      <style:text-properties fo:font-style="normal" fo:font-weight="normal" officeooo:rsid="001c7b36" officeooo:paragraph-rsid="001c7b36" style:font-style-asian="normal" style:font-weight-asian="normal" style:font-style-complex="normal" style:font-weight-complex="normal"/>
    </style:style>
    <style:style style:name="P28" style:family="paragraph" style:parent-style-name="Standard">
      <style:paragraph-properties fo:margin-top="0in" fo:margin-bottom="0.1in" style:contextual-spacing="false"/>
      <style:text-properties officeooo:rsid="001cb834" officeooo:paragraph-rsid="001cb834"/>
    </style:style>
    <style:style style:name="P29" style:family="paragraph" style:parent-style-name="Standard">
      <style:paragraph-properties fo:margin-top="0in" fo:margin-bottom="0.1in" style:contextual-spacing="false"/>
      <style:text-properties fo:font-style="normal" officeooo:rsid="001ffac3" officeooo:paragraph-rsid="0027d4d9" style:font-style-asian="normal" style:font-style-complex="normal"/>
    </style:style>
    <style:style style:name="P30" style:family="paragraph" style:parent-style-name="Preformatted_20_Text">
      <style:text-properties officeooo:paragraph-rsid="0028a556"/>
    </style:style>
    <style:style style:name="P31" style:family="paragraph" style:parent-style-name="Preformatted_20_Text">
      <style:text-properties officeooo:paragraph-rsid="001ffac3"/>
    </style:style>
    <style:style style:name="P32" style:family="paragraph" style:parent-style-name="Preformatted_20_Text">
      <style:paragraph-properties fo:margin-top="0in" fo:margin-bottom="0in" style:contextual-spacing="false" fo:line-height="100%"/>
      <style:text-properties officeooo:rsid="0027d4d9" officeooo:paragraph-rsid="0028a556"/>
    </style:style>
    <style:style style:name="P33" style:family="paragraph" style:parent-style-name="Preformatted_20_Text">
      <style:paragraph-properties fo:margin-top="0in" fo:margin-bottom="0.1in" style:contextual-spacing="false" fo:line-height="100%"/>
      <style:text-properties officeooo:rsid="0027d4d9" officeooo:paragraph-rsid="0028a556"/>
    </style:style>
    <style:style style:name="P34" style:family="paragraph" style:parent-style-name="Standard">
      <style:paragraph-properties fo:margin-top="0in" fo:margin-bottom="0.1in" style:contextual-spacing="false"/>
      <style:text-properties style:font-name="Liberation Serif1" officeooo:rsid="0021d891" officeooo:paragraph-rsid="0021d891"/>
    </style:style>
    <style:style style:name="P35" style:family="paragraph" style:parent-style-name="Standard">
      <style:paragraph-properties fo:margin-top="0in" fo:margin-bottom="0.1in" style:contextual-spacing="false"/>
      <style:text-properties style:font-name="Liberation Serif1" fo:font-style="normal" officeooo:rsid="0021d891" officeooo:paragraph-rsid="00230542" style:font-style-asian="normal" style:font-style-complex="normal"/>
    </style:style>
    <style:style style:name="P36" style:family="paragraph" style:parent-style-name="Standard">
      <style:paragraph-properties fo:margin-top="0in" fo:margin-bottom="0.1in" style:contextual-spacing="false"/>
      <style:text-properties style:font-name="Liberation Serif1" fo:font-style="italic" officeooo:rsid="00230542" officeooo:paragraph-rsid="002b130a" style:font-style-asian="italic" style:font-style-complex="italic"/>
    </style:style>
    <style:style style:name="P37" style:family="paragraph" style:parent-style-name="Footnote">
      <style:text-properties officeooo:rsid="002f8b53" officeooo:paragraph-rsid="002f8b53"/>
    </style:style>
    <style:style style:name="P38" style:family="paragraph" style:parent-style-name="Preformatted_20_Text">
      <style:text-properties officeooo:paragraph-rsid="0023be12"/>
    </style:style>
    <style:style style:name="P39" style:family="paragraph" style:parent-style-name="Preformatted_20_Text">
      <style:paragraph-properties fo:break-before="page"/>
      <style:text-properties officeooo:paragraph-rsid="0023be12"/>
    </style:style>
    <style:style style:name="P40" style:family="paragraph" style:parent-style-name="Standard">
      <style:paragraph-properties fo:margin-top="0in" fo:margin-bottom="0.1in" style:contextual-spacing="false"/>
      <style:text-properties officeooo:rsid="0023be12" officeooo:paragraph-rsid="0023be12"/>
    </style:style>
    <style:style style:name="P41" style:family="paragraph" style:parent-style-name="Standard">
      <style:text-properties fo:font-style="normal" officeooo:rsid="0023be12" officeooo:paragraph-rsid="0023be12" style:font-style-asian="normal" style:font-style-complex="normal"/>
    </style:style>
    <style:style style:name="T1" style:family="text">
      <style:text-properties fo:font-weight="bold" style:font-name-asian="Liberation Serif" style:font-weight-asian="bold" style:font-name-complex="Liberation Serif" style:font-weight-complex="bold"/>
    </style:style>
    <style:style style:name="T2" style:family="text">
      <style:text-properties style:font-name-asian="Liberation Serif" style:font-name-complex="Liberation Serif"/>
    </style:style>
    <style:style style:name="T3" style:family="text">
      <style:text-properties officeooo:rsid="002a2356" style:font-name-asian="Liberation Serif" style:font-name-complex="Liberation Serif"/>
    </style:style>
    <style:style style:name="T4" style:family="text">
      <style:text-properties officeooo:rsid="002a2356"/>
    </style:style>
    <style:style style:name="T5" style:family="text">
      <style:text-properties officeooo:rsid="0025892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5892c" style:font-weight-asian="normal" style:font-weight-complex="normal"/>
    </style:style>
    <style:style style:name="T9" style:family="text">
      <style:text-properties fo:font-weight="normal" officeooo:rsid="002a2356" style:font-weight-asian="normal" style:font-weight-complex="normal"/>
    </style:style>
    <style:style style:name="T10" style:family="text">
      <style:text-properties fo:font-weight="normal" officeooo:rsid="001e37ee" style:font-weight-asian="normal" style:font-weight-complex="normal"/>
    </style:style>
    <style:style style:name="T11" style:family="text">
      <style:text-properties officeooo:rsid="001274dc"/>
    </style:style>
    <style:style style:name="T12" style:family="text">
      <style:text-properties officeooo:rsid="001344cb"/>
    </style:style>
    <style:style style:name="T13" style:family="text">
      <style:text-properties officeooo:rsid="0014711f"/>
    </style:style>
    <style:style style:name="T14" style:family="text">
      <style:text-properties officeooo:rsid="001e37ee"/>
    </style:style>
    <style:style style:name="T15" style:family="text">
      <style:text-properties style:font-name="Liberation Serif1"/>
    </style:style>
    <style:style style:name="T16" style:family="text">
      <style:text-properties style:font-name="Liberation Serif1" officeooo:rsid="0014711f"/>
    </style:style>
    <style:style style:name="T17" style:family="text">
      <style:text-properties style:font-name="Liberation Serif1" officeooo:rsid="002a2356"/>
    </style:style>
    <style:style style:name="T18" style:family="text">
      <style:text-properties fo:font-weight="bold" officeooo:rsid="0025892c"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a2356" style:font-style-asian="normal" style:font-style-complex="normal"/>
    </style:style>
    <style:style style:name="T22" style:family="text">
      <style:text-properties fo:font-style="normal" officeooo:rsid="0014711f" style:font-style-asian="normal" style:font-style-complex="normal"/>
    </style:style>
    <style:style style:name="T23" style:family="text">
      <style:text-properties fo:font-style="normal" officeooo:rsid="0026d7ee" style:font-style-asian="normal" style:font-style-complex="normal"/>
    </style:style>
    <style:style style:name="T24" style:family="text">
      <style:text-properties fo:font-style="italic" officeooo:rsid="0026d7ee" style:font-style-asian="italic" style:font-style-complex="italic"/>
    </style:style>
    <style:style style:name="T25" style:family="text">
      <style:text-properties fo:font-family="Arial" style:font-family-generic="swiss" style:font-pitch="variable"/>
    </style:style>
    <style:style style:name="T26" style:family="text">
      <style:text-properties officeooo:rsid="0014998c"/>
    </style:style>
    <style:style style:name="T27" style:family="text">
      <style:text-properties fo:font-style="italic" officeooo:rsid="0014998c" style:font-style-asian="italic" style:font-style-complex="italic"/>
    </style:style>
    <style:style style:name="T28" style:family="text">
      <style:text-properties officeooo:rsid="0026d7ee"/>
    </style:style>
    <style:style style:name="T29" style:family="text">
      <style:text-properties officeooo:rsid="002a6c92"/>
    </style:style>
    <style:style style:name="T30" style:family="text">
      <style:text-properties fo:font-family="Arial" style:font-family-generic="swiss" style:font-pitch="variable" officeooo:rsid="0014711f"/>
    </style:style>
    <style:style style:name="T31" style:family="text">
      <style:text-properties officeooo:rsid="001544fc"/>
    </style:style>
    <style:style style:name="T32" style:family="text">
      <style:text-properties officeooo:rsid="0018ab28"/>
    </style:style>
    <style:style style:name="T33" style:family="text">
      <style:text-properties officeooo:rsid="001ae63b"/>
    </style:style>
    <style:style style:name="T34" style:family="text">
      <style:text-properties style:font-name="Liberation Serif" officeooo:rsid="0026d7ee" style:font-name-asian="Liberation Serif" style:font-name-complex="Liberation Serif"/>
    </style:style>
    <style:style style:name="T35" style:family="text">
      <style:text-properties style:font-name="Liberation Mono" officeooo:rsid="0026d7ee" style:font-name-asian="Liberation Mono" style:font-name-complex="Liberation Mono"/>
    </style:style>
    <style:style style:name="T36" style:family="text">
      <style:text-properties officeooo:rsid="001c6e57"/>
    </style:style>
    <style:style style:name="T37" style:family="text">
      <style:text-properties fo:font-style="italic" officeooo:rsid="001c6e57" style:font-style-asian="italic" style:font-style-complex="italic"/>
    </style:style>
    <style:style style:name="T38" style:family="text">
      <style:text-properties fo:font-style="normal" officeooo:rsid="001c6e57" style:font-style-asian="normal" style:font-style-complex="normal"/>
    </style:style>
    <style:style style:name="T39" style:family="text">
      <style:text-properties fo:font-style="normal" officeooo:rsid="002a6c92" style:font-style-asian="normal" style:font-style-complex="normal"/>
    </style:style>
    <style:style style:name="T40" style:family="text">
      <style:text-properties fo:font-style="italic" officeooo:rsid="001c7b36" style:font-style-asian="italic" style:font-style-complex="italic"/>
    </style:style>
    <style:style style:name="T41" style:family="text">
      <style:text-properties fo:font-style="normal" officeooo:rsid="001c7b36" style:font-style-asian="normal" style:font-style-complex="normal"/>
    </style:style>
    <style:style style:name="T42" style:family="text">
      <style:text-properties fo:font-style="normal" officeooo:rsid="002b130a" style:font-style-asian="normal" style:font-style-complex="normal"/>
    </style:style>
    <style:style style:name="T43" style:family="text">
      <style:text-properties style:font-name="Liberation Mono" fo:font-style="normal" officeooo:rsid="0026d7ee" style:font-name-asian="Liberation Mono" style:font-style-asian="normal" style:font-name-complex="Liberation Mono" style:font-style-complex="normal"/>
    </style:style>
    <style:style style:name="T44" style:family="text">
      <style:text-properties officeooo:rsid="0027d4d9"/>
    </style:style>
    <style:style style:name="T45" style:family="text">
      <style:text-properties style:font-name="Liberation Mono" officeooo:rsid="0027d4d9" style:font-name-asian="Liberation Mono" style:font-name-complex="Liberation Mono"/>
    </style:style>
    <style:style style:name="T46" style:family="text">
      <style:text-properties officeooo:rsid="002b130a"/>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weight="normal" officeooo:rsid="0027d4d9" style:font-weight-asian="normal"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officeooo:rsid="0027d4d9" style:font-style-asian="normal" style:font-style-complex="normal"/>
    </style:style>
    <style:style style:name="T51" style:family="text">
      <style:text-properties officeooo:rsid="0028a556"/>
    </style:style>
    <style:style style:name="T52" style:family="text">
      <style:text-properties officeooo:rsid="0031cd60"/>
    </style:style>
    <style:style style:name="T53" style:family="text">
      <style:text-properties officeooo:rsid="00230542"/>
    </style:style>
    <style:style style:name="T54" style:family="text">
      <style:text-properties officeooo:rsid="002ff2f1"/>
    </style:style>
    <style:style style:name="T55" style:family="text">
      <style:text-properties fo:font-style="normal" officeooo:rsid="002b698a" style:font-style-asian="normal" style:font-style-complex="normal"/>
    </style:style>
    <style:style style:name="T56" style:family="text">
      <style:text-properties fo:font-style="normal" officeooo:rsid="0023be1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tomy of a Gear Set</text:p>
      <text:p text:style-name="P2">Note: I suspect it’s bad form to start off with a note, but right now I am working on the next big version of my Luashitacast which includes many new features including new capabilities found in gear sets. The new version is many weeks away from being released, but I would hate to exclude the new features in this document. I will append a <text:span text:style-name="T1">²</text:span><text:span text:style-name="T2"> to the end of new features that are not supported yet in my current version </text:span><text:span text:style-name="T3">and provide an example of how to get the same functionality in the current version</text:span><text:span text:style-name="T2">. </text:span><text:span text:style-name="T3">I think the newer version’s approach is cleaner and more understandable.</text:span></text:p>
      <text:p text:style-name="P3"/>
      <text:p text:style-name="P4">Whether you’re using my version of Luashitacast or someone else’s, the key thing <text:span text:style-name="T4">is </text:span>the<text:span text:style-name="T5"> </text:span>player has control over is the definition of what gear should be equipped for what specific action<text:span text:style-name="T5">s</text:span>. The gear is defined in what’s called a <text:span text:style-name="T6">Gear Set</text:span><text:span text:style-name="T7">. Most implementations are job specific, handl</text:span><text:span text:style-name="T8">ing</text:span><text:span text:style-name="T7"> </text:span><text:span text:style-name="T9">only </text:span><text:span text:style-name="T7">the most important actions. These files are commonly around </text:span><text:span text:style-name="T10">3</text:span><text:span text:style-name="T7">00-</text:span><text:span text:style-name="T10">4</text:span><text:span text:style-name="T7">00 lines long, and then there’s my implementation which really lets the player micromanage </text:span><text:span text:style-name="T8">what gear is equipped</text:span><text:span text:style-name="T7">. My job files are around 2000 lines longs (there’s lots of instructions in the file, </text:span><text:span text:style-name="T8">but at least hal</text:span><text:span text:style-name="T9">f</text:span><text:span text:style-name="T8"> is code</text:span><text:span text:style-name="T7">) and you also need to include some support files, which adds another 7000-8000 lines. The good news is all you’re responsible for are the gear sets which begs to ask, “what is a gear set?” I’m glad you asked.</text:span></text:p>
      <text:p text:style-name="P5">I’ve already said that a gear set lets you specify what gear should be equipped during a specific action, but let’s start with a standard gear set definition and go from there. At it’s most basic form, a gear set contains a list of the different equipment slots and their associated pieces of gear. The names of the gear sets are associated with specific actions that your character <text:span text:style-name="T5">can</text:span> do. When you define the gear set using the right name <text:span text:style-name="T5">and </text:span><text:span text:style-name="T11">th</text:span><text:span text:style-name="T5">at</text:span><text:span text:style-name="T11"> action happens, the gear you’ve defined in that set will be equipped. That’s fairly straightforward.</text:span></text:p>
      <text:p text:style-name="P6"><text:span text:style-name="T4">In</text:span> it’s simplist form, a gear set defines a group of gear, identified by name, which includes the appropriate slots. <text:span text:style-name="T5">V</text:span>alid slot names are: main, sub, range, ammo, head, neck, ear1, ear2, body, hands, ring1, ring2, back, waist, legs, and feet. You don’t have to include gear in every slot, but the slot has to use one of the standard slot names.</text:p>
      <text:p text:style-name="Preformatted_20_Text"><text:tab/>[‘<text:span text:style-name="T12">Ranged_</text:span>Accuracy’] = {</text:p>
      <text:p text:style-name="Preformatted_20_Text"><text:tab/><text:tab/>Head <text:s/>= ‘Optical Hat’,</text:p>
      <text:p text:style-name="Preformatted_20_Text"><text:tab/><text:tab/>Neck <text:s/>= ‘Peacock <text:span text:style-name="T12">Amulet</text:span>’,</text:p>
      <text:p text:style-name="Preformatted_20_Text"><text:tab/><text:tab/>Ring1 = ‘Woodsman Ring’,</text:p>
      <text:p text:style-name="Preformatted_20_Text"><text:tab/><text:tab/>Ring2 = ‘<text:span text:style-name="T13">Jaeger</text:span> Ring’</text:p>
      <text:p text:style-name="P7"><text:tab/>},</text:p>
      <text:p text:style-name="P8"><text:span text:style-name="T5">In this example, t</text:span>he name of the set is ‘Ranged_Accuracy’ and there are 4 pieces of gear identified. Everything between the braces ({}) are considered <text:span text:style-name="T5">part of </text:span>the definition. For the slots that are not identified (like Body and Legs), whatever is currently equipped in those slots will remain <text:span text:style-name="T5">after the gear from your gear set is </text:span>equipped. So when Luashitacast recognizes your character is doing a ranged shot and you’ve indicated you want to add accuracy gear, it sees that you have a Ranged_Accuracy set and equips that. If you change the name to ‘RNG_Accuracy’, luashitacast will not recognize it, so it will not be <text:span text:style-name="T13">equipped</text:span>. The important thing to remember is that the gear set names have to be named <text:soft-page-break/>according to what luashitacast will recognize and that the slot names are specific. (<text:span text:style-name="T14">While I tend to capitalize in a certain manner, that’s for readability. </text:span><text:span text:style-name="T5">Luashitacast is c</text:span>apitalization <text:span text:style-name="T5">indifferent.</text:span>)</text:p>
      <text:p text:style-name="P9"><text:span text:style-name="T15">With my implementation </text:span><text:span text:style-name="T16">though</text:span><text:span text:style-name="T15">, I use that as a foundation </text:span><text:span text:style-name="T17">and</text:span><text:span text:style-name="T15"> then expand upon that in a number of </text:span>ways. While I continue to support all of the standard slot names, I’ve added two generalized names for the slots that have numbers after their names: <text:span text:style-name="T6">Ears</text:span> and <text:span text:style-name="T6">Rings</text:span>. Sometimes you want <text:span text:style-name="T5">two items from a list to be equipped</text:span>. <text:span text:style-name="T5">You could explicitly identify the actual slot names, but using </text:span><text:span text:style-name="T18">Ears</text:span><text:span text:style-name="T5"> and </text:span><text:span text:style-name="T18">Rings</text:span><text:span text:style-name="T5"> lets Luashitacast make those decisions </text:span><text:span text:style-name="T4">for you</text:span><text:span text:style-name="T5">.</text:span><text:span text:style-name="T19"> </text:span><text:span text:style-name="T20">The thing is, that implies that more than one item can be specified for a slot and I’</text:span><text:span text:style-name="T21">ve implied</text:span><text:span text:style-name="T20"> </text:span><text:span text:style-name="T22">that</text:span><text:span text:style-name="T20"> that’s not supported, </text:span><text:span text:style-name="T21">which is true for a standard gear set, </text:span><text:span text:style-name="T20">but </text:span><text:span text:style-name="T21">not </text:span><text:span text:style-name="T20">in </text:span><text:span text:style-name="T21">how I</text:span><text:span text:style-name="T20"> implement</text:span><text:span text:style-name="T21">ed</text:span><text:span text:style-name="T20"> it. (Other implementations use something they call a priority list </text:span><text:span text:style-name="T21">to get this capability</text:span><text:span text:style-name="T20">.) </text:span><text:span text:style-name="T22">My implementation supports multiple items specified in a list for a slot. The item that is picked is the first one that your character can wear. That means that the piece of gear is identified correctly, that your job can wear it, that you’re the right level to wear it, and that the item is equipable outside of town. </text:span><text:span text:style-name="T21">It is c</text:span><text:span text:style-name="T23">ommon </text:span><text:span text:style-name="T21">to </text:span><text:span text:style-name="T23">list the highest level gear first and lowest last, although there are times when a different order is warranted. </text:span><text:span text:style-name="T22">So, in our ‘Ranged_Accuracy’ example, instead of </text:span><text:span text:style-name="T23">using </text:span><text:span text:style-name="T24">Ring1 </text:span><text:span text:style-name="T23">and </text:span><text:span text:style-name="T24">Ring2, </text:span><text:span text:style-name="T22">I could use:</text:span></text:p>
      <text:p text:style-name="P7"><text:tab/><text:tab/><text:span text:style-name="T25">Rings = { ‘Woodman Ring’,’Woodsman Ring’,’Jaeger Ring’ },</text:span></text:p>
      <text:p text:style-name="P10">In this case I’ve identified two <text:span text:style-name="T19">Woodsman Rings</text:span> (I have two and they’re stored in different wardrobes) plus a <text:span text:style-name="T19">Jaeger Ring</text:span>. <text:span text:style-name="T26">Assuming all these rings are available outside of town, I’ll equip the two </text:span><text:span text:style-name="T27">Woodsman Rings</text:span><text:span text:style-name="T26"> if my character is at least level 40. If I </text:span><text:span text:style-name="T14">am </text:span><text:span text:style-name="T26">less than 40, but at least level 35, I’ll equip the </text:span><text:span text:style-name="T27">Jaeger Ring</text:span><text:span text:style-name="T26">. </text:span><text:span text:style-name="T28">T</text:span><text:span text:style-name="T26">here are times when all the conditions for a piece of gear are valid for equipping, but you want another simple question to be true like: is it night time, is my MP% &lt; 75% or am I tanking? I’ve added </text:span><text:span text:style-name="T29">a</text:span><text:span text:style-name="T26"> </text:span><text:span text:style-name="T28">feature to support this kind of behavior </text:span><text:span text:style-name="T29">that I </text:span><text:span text:style-name="T28">call </text:span><text:span text:style-name="T26">an inline conditional.</text:span></text:p>
      <text:p text:style-name="P11">An inline conditional is a code that represents <text:span text:style-name="T14">a</text:span> question you want answered that luashitacast can determine <text:span text:style-name="T29">when evaluating the gear set</text:span>. It’s denoted by a // after the gear piece’s name, but before the code (e.g., ‘Woodsman Ring//NIGHTTIME’). Even if all the other tests are possitive, if the inline conditional evaluates to false, the attached piece of gear will not be equipped.</text:p>
      <text:p text:style-name="P7"><text:tab/><text:tab/><text:span text:style-name="T30">Rings = { ‘Woodman Ring//</text:span><text:span text:style-name="T25">NIGHTTIME</text:span><text:span text:style-name="T30">’,’Woodsman Ring’,’Jaeger Ring’ },</text:span></text:p>
      <text:p text:style-name="P12">So, if you’re a level 42 SAM, but it’s not night time, one <text:span text:style-name="T19">Woodsman Ring</text:span> and the <text:span text:style-name="T19">Jaeger Ring</text:span> would be equipped. Even though you’re high enough level to wear both <text:span text:style-name="T19">Woodsman Ring</text:span>s, the //NIGHTTIME inline conditional failed on the first ring. <text:span text:style-name="T31">You can have more than one inline conditional on a single piece of gear: ‘Woodsman Ring//NIGHTTIME//FULLMOON’. When multiple inline conditionals are listed together, it means that all the inline conditions must evaluate to true before the piece of gear can be equipped. If you want either inline conditional to be true, you need to repeat the gear with each inline conditional: ‘Woodsman Ring//NIGHTTIME’,’Woodsman Ring//FULLMOON’. (Be careful though, Luashitacast has no way </text:span><text:span text:style-name="T29">of</text:span><text:span text:style-name="T31"> know</text:span><text:span text:style-name="T29">ing</text:span><text:span text:style-name="T31"> you only have one ring and </text:span><text:span text:style-name="T32">in this example both conditionals might be true. You could run into unintended issues where Luashitacast thinks you have more pieces of gear than you actually have.)</text:span></text:p>
      <text:p text:style-name="P13"/>
      <text:p text:style-name="P14">The following is an actual example from my THF job file:</text:p>
      <text:p text:style-name="Preformatted_20_Text"><text:tab/>['Evasion'] = {</text:p>
      <text:p text:style-name="Preformatted_20_Text"><text:s text:c="8"/><text:tab/>Head <text:s/>= { 'Optical Hat', 'Empress Hairpin' },</text:p>
      <text:p text:style-name="P15"><text:tab/><text:tab/>Ears <text:s/>= { 'Bat Earring//BLINDED', 'Ethereal Earring', </text:p>
      <text:p text:style-name="P15"><text:tab/><text:tab/><text:tab/> <text:s text:c="3"/>'Genin Earring//SJNIN', 'Drone Earring' },</text:p>
      <text:p text:style-name="Preformatted_20_Text"><text:tab/><text:tab/>Body <text:s/>= { 'Scorpion Harness', 'Narasimha\'s Vest' },</text:p>
      <text:p text:style-name="Preformatted_20_Text"><text:s text:c="8"/><text:tab/>Hands = 'Battle Gloves',</text:p>
      <text:p text:style-name="Preformatted_20_Text"><text:s text:c="8"/><text:tab/>Rings = 'Kshama Ring No.3',</text:p>
      <text:p text:style-name="Preformatted_20_Text"><text:s text:c="8"/><text:tab/>Waist = 'Scouter\'s Rope',</text:p>
      <text:p text:style-name="Preformatted_20_Text"><text:s text:c="8"/><text:tab/>Feet <text:s/>= { 'Dance Shoes', 'Bounding Boots' }</text:p>
      <text:p text:style-name="P7"><text:tab/>},</text:p>
      <text:p text:style-name="P16"><text:span text:style-name="T28">(</text:span>Refer to “Conditional gear by type.txt” for a complete list of all inline <text:span text:style-name="T33">conditionals supported by my implementation of Luashitacast.</text:span><text:span text:style-name="T28">)</text:span><text:span text:style-name="T33"> When looking at a gear set, you could say there’s a left side and a right side. The left side defines the gear slots and the right side defines the </text:span><text:span text:style-name="T29">actual</text:span><text:span text:style-name="T33"> gear. One thing I haven’t talked about yet is that inline conditionals can apply to not only the gear on the right side but also the slots on the left</text:span><text:span text:style-name="T34">²</text:span><text:span text:style-name="T33">.</text:span></text:p>
      <text:p text:style-name="P17"><text:tab/>Head//NIGHTTIME<text:span text:style-name="T35">²</text:span> = { 'Optical Hat', 'Empress Hairpin' },</text:p>
      <text:p text:style-name="P18">To do this in the current version, the following needs to be used <text:span text:style-name="T28">instead</text:span>:</text:p>
      <text:p text:style-name="P7"><text:tab/><text:span text:style-name="T28">Head = {‘Optical Hat//NIGHTTIME’, ‘Empress Hairpin//NIGHTTIME’ }</text:span></text:p>
      <text:p text:style-name="P18">In this example, the <text:span text:style-name="T36">head </text:span>slot will <text:span text:style-name="T36">only </text:span>be <text:span text:style-name="T36">processed</text:span> <text:span text:style-name="T14">if</text:span> it’s night time. <text:span text:style-name="T36">Equally, you could follow this line with a </text:span><text:span text:style-name="T37">Head//DAYTIME</text:span><text:span text:style-name="T38"> definition. The two conditionals on the head slot (spanning two lines) are mutually exclusive, so only one will be processed (because the other one is false). But if my second line was something like </text:span><text:span text:style-name="T37">Head//BOUND</text:span><text:span text:style-name="T38">, it’s just as likely that both lines will be true and both will be processed and it’s anybody’s guess as to which piece of head gear will be equipped. That’s why I recommend mutually exclusive conditionals for the same slot. (Another thing that’s important to understand is that LUA, the language that the code is written in, does not guarantee the order that the gear set will be processed in. The fact that you have two </text:span><text:span text:style-name="T37">Head</text:span><text:span text:style-name="T38"> conditionals that both could be true does not indicate which will be processed first. So the fact that there’s an order in the gear set is a visual convenience for the player </text:span><text:span text:style-name="T39">while unfortunately</text:span><text:span text:style-name="T38"> not indicat</text:span><text:span text:style-name="T39">ing</text:span><text:span text:style-name="T38"> an order </text:span><text:span text:style-name="T39">of how the gear set will be processed</text:span><text:span text:style-name="T38">.)</text:span></text:p>
      <text:p text:style-name="P19"><text:span text:style-name="T33">Sometimes, when your gear set is equipped, you don’t want the previously equipped gear to bleed through (basically, slots you don’t define in your gear set are populated by whatever was in that slot before your gear set was equipped.) Instead, you want to start with a known set of gear. This is where you would use the </text:span><text:span text:style-name="T40">Subset</text:span><text:span text:style-name="T41"> </text:span><text:span text:style-name="T42">ability</text:span><text:span text:style-name="T41">. A subset lets you specify one or more gear sets to be equipped first before the rest of your gear set definition is processed. </text:span><text:span text:style-name="T40">Subset</text:span><text:span text:style-name="T41"> is a left side key word and yes, you can add inline conditionals</text:span><text:span text:style-name="T43">²</text:span><text:span text:style-name="T41"> to that.</text:span></text:p>
      <text:p text:style-name="P20"><text:tab/>[‘BP’] = {</text:p>
      <text:p text:style-name="P21"><text:tab/><text:tab/>Subse<text:span text:style-name="T44">t</text:span><text:span text:style-name="T35"> </text:span><text:span text:style-name="T45">=</text:span> ‘Summoning_Skill’<text:span text:style-name="T35">²</text:span>,</text:p>
      <text:p text:style-name="P20"><text:tab/><text:tab/>Head <text:s text:c="2"/>= { 'Smn. Horn +1', 'Austere Hat' },</text:p>
      <text:p text:style-name="P20"><text:tab/><text:tab/>Body <text:s text:c="2"/>= { 'Yinyang Robe', 'Summoner\'s Dblt.', 'Austere Robe' },</text:p>
      <text:p text:style-name="P20"><text:tab/><text:tab/>Hands <text:s/>= 'Smn. Bracers +1',</text:p>
      <text:p text:style-name="P20"><text:tab/><text:tab/>Legs <text:s text:c="2"/>= 'Summoner\'s Spats',</text:p>
      <text:p text:style-name="P20"><text:tab/><text:tab/>Feet <text:s text:c="2"/>= 'Summoner\'s Pgch.'</text:p>
      <text:p text:style-name="P22"><text:tab/>},</text:p>
      <text:p text:style-name="P23"/>
      <text:p text:style-name="P24">The current version insists that all subset entries <text:span text:style-name="T46">are </text:span>in an ordered array, so in the above example, the current version’s subset definition would look like:</text:p>
      <text:p text:style-name="P25"><text:tab/><text:tab/>Subset = {</text:p>
      <text:p text:style-name="P25"><text:tab/><text:tab/><text:tab/>[1] = ‘Summoning_Skill’,</text:p>
      <text:p text:style-name="P23"><text:tab/><text:tab/>},</text:p>
      <text:p text:style-name="P26">From my SMN job file, the <text:span text:style-name="T47">BP</text:span><text:span text:style-name="T7"> gear set is called when I invoke a blood pact (similar to a </text:span><text:span text:style-name="T48">spell’s </text:span><text:span text:style-name="T7">pre-cast). </text:span><text:span text:style-name="T47">Summoning_Skill</text:span><text:span text:style-name="T49"> is a special type of gear set that I call a reference gear set. (Luashitacast does not directly invoke this set.) The </text:span><text:span text:style-name="T47">Subset</text:span><text:span text:style-name="T49"> keyword says to load up the </text:span><text:span text:style-name="T47">Summoning_Skill</text:span><text:span text:style-name="T49"> set first and then to process the rest of the definition when the </text:span><text:span text:style-name="T47">BP</text:span><text:span text:style-name="T49"> gear set is processed. If curious, here is my </text:span><text:span text:style-name="T47">Summoning_Skill</text:span><text:span text:style-name="T49"> set:</text:span></text:p>
      <text:p text:style-name="P27"/>
      <text:p text:style-name="Preformatted_20_Text"><text:tab/>['Summoning_Skill'] = {</text:p>
      <text:p text:style-name="Preformatted_20_Text"><text:tab/><text:tab/>Head <text:s/>= { 'Evoker\'s Horn',<text:tab/>'Austere Hat' },</text:p>
      <text:p text:style-name="Preformatted_20_Text"><text:tab/><text:tab/>Neck <text:s/>= 'Smn. Torque',</text:p>
      <text:p text:style-name="Preformatted_20_Text"><text:tab/><text:tab/>Body <text:s/>= { 'Summoner\'s Dblt.', 'Austere Robe'},</text:p>
      <text:p text:style-name="Preformatted_20_Text"><text:tab/><text:tab/>Hands = 'Smn. Bracers +1',</text:p>
      <text:p text:style-name="Preformatted_20_Text"><text:tab/><text:tab/>Rings = 'Evoker\'s Ring',</text:p>
      <text:p text:style-name="Preformatted_20_Text"><text:tab/><text:tab/>Feet <text:s/>= 'Nashira Crackows'</text:p>
      <text:p text:style-name="P7"><text:tab/>},</text:p>
      <text:p text:style-name="P28">Now, you can equip a normal gear set via a <text:span text:style-name="T19">Subset</text:span><text:span text:style-name="T20"> line, it does not have to be a reference gear set. I find that making reference gear sets useful when you want to represent an idea that’s a partial solution to more than one gear set. I include this line in my Summoning gear set as well as all of my my midcast blood pact sets, </text:span><text:span text:style-name="T42">i</text:span><text:span text:style-name="T20">t’s a </text:span><text:span text:style-name="T42">decent</text:span><text:span text:style-name="T20"> starting point. One thing though, be careful not to make an infinite loop. It’s not hard to include a set via subset that includes another set that unfortunately includes the first set. This creates a loop that will bog down and ultimately crash your interface. It’s instantly recognizeable (I’ve had it happen a couple of times.) If this happens you need to figure out where in your gear sets you’ve created this loop </text:span><text:span text:style-name="T50">and fix it</text:span><text:span text:style-name="T20">. (Until fixed, your client will crash every time, so you might have to disable Luashitacast until the problem is found and resolved.)</text:span></text:p>
      <text:p text:style-name="P29">Another feature that has been added to my implementation is the concept of grouping<text:span text:style-name="T35">²</text:span>. Like the use of <text:span text:style-name="T19">subset</text:span>s, groups let you encompass a number of definitions under a singular concept, effectly being a gear set within a gear set. The differenciating factor is one or more inline conditionals. The following example is from my THF job file. ‘TP’ is the gear set that Luashitacast uses when you’re engaged, you have your weapon drawn and are ready to fight.</text:p>
      <text:p text:style-name="Preformatted_20_Text"><text:tab/>['TP'] = {</text:p>
      <text:p text:style-name="Preformatted_20_Text"><text:tab/><text:tab/>Subset = {</text:p>
      <text:p text:style-name="Preformatted_20_Text"><text:tab/><text:tab/> <text:s text:c="2"/>[1] = 'Default',</text:p>
      <text:p text:style-name="Preformatted_20_Text"><text:tab/><text:tab/> <text:s text:c="2"/>[2] = { 'AttackPower//NOT_TANK','Enmity_Plus//TANK' }</text:p>
      <text:p text:style-name="Preformatted_20_Text"><text:tab/><text:tab/>},</text:p>
      <text:p text:style-name="P30"><text:tab/><text:tab/>GROUP//NOT_TANK<text:span text:style-name="T43">²</text:span> = {</text:p>
      <text:p text:style-name="Preformatted_20_Text"><text:tab/><text:tab/> <text:s text:c="2"/>Head <text:s/>= { 'Homam Zucchetto','Rogue\'s Bonnet','Empress Hairpin' },</text:p>
      <text:p text:style-name="Preformatted_20_Text"><text:tab/><text:tab/> <text:s text:c="2"/>Hands = { 'Homam Manopolas','Dusk Gloves' },</text:p>
      <text:p text:style-name="Preformatted_20_Text"><text:tab/><text:tab/> <text:s text:c="2"/>Waist = { 'Swift Belt','Mrc.Cpt. Belt' },</text:p>
      <text:p text:style-name="Preformatted_20_Text"><text:tab/><text:tab/>},</text:p>
      <text:p text:style-name="P30"><text:tab/><text:tab/>GROUP//TANK<text:span text:style-name="T43">²</text:span> = {</text:p>
      <text:p text:style-name="Preformatted_20_Text"><text:tab/><text:tab/> <text:s text:c="2"/>Head <text:s/>= { 'Asn. Bonnet +1','Assassin\'s Bonnet','Homam Zucchetto' },</text:p>
      <text:p text:style-name="Preformatted_20_Text"><text:tab/><text:tab/> <text:s text:c="2"/>Neck <text:s/>= 'Peacock Amulet',</text:p>
      <text:p text:style-name="P31"><text:tab/><text:tab/> <text:s text:c="2"/>Ears <text:s/>= { 'Ethereal Earring','Stealth Earring//SJNIN',</text:p>
      <text:p text:style-name="P31"><text:tab/><text:tab/><text:tab/><text:tab/> 'Brutal Earring' },</text:p>
      <text:p text:style-name="P31"><text:tab/><text:tab/> <text:s text:c="2"/>Body <text:s/>= { 'Dragon Harness//DT_BREATH','Narasimha\'s Vest',</text:p>
      <text:p text:style-name="P31"><text:tab/><text:tab/><text:tab/><text:tab/> 'Assassin\'s Vest','Scorpion Harness','Brigandine',</text:p>
      <text:p text:style-name="P31"><text:tab/><text:tab/><text:tab/><text:tab/> 'Wonder Kaftan' },</text:p>
      <text:p text:style-name="Preformatted_20_Text"><text:soft-page-break/><text:tab/><text:tab/> <text:s text:c="2"/>Hands = { 'Homam Manopolas','Assassin\'s Armlets' },</text:p>
      <text:p text:style-name="Preformatted_20_Text"><text:tab/><text:tab/> <text:s text:c="2"/>Rings = { 'Kshama Ring No.4','Bomb Queen Ring','Kshama Ring No.3' },</text:p>
      <text:p text:style-name="Preformatted_20_Text"><text:tab/><text:tab/>},</text:p>
      <text:p text:style-name="P7"><text:s text:c="4"/>},</text:p>
      <text:p text:style-name="P18">To mimic this in the current version, you would have to apply the //TANK or //NO<text:span text:style-name="T51">T_TANK to all of the appropriate gear. For example;</text:span></text:p>
      <text:p text:style-name="P32"><text:tab/>Head <text:s/>= { 'Homam Zucchetto//<text:span text:style-name="T51">NOT_TANK</text:span>','Rogue\'s Bonnet//<text:span text:style-name="T51">NOT_TANK</text:span>',</text:p>
      <text:p text:style-name="P33"><text:tab/><text:tab/> <text:s text:c="3"/>'Empress Hairpin//<text:span text:style-name="T51">NOT_TANK</text:span>' },<text:tab/></text:p>
      <text:p text:style-name="P34">Like stated before, subsets are processed before the rest of the definition is. I want ‘Default’ equipped and then another sub<text:span text:style-name="T52">s</text:span>et equipped, in that order. That’s why I used the array version of <text:span text:style-name="T19">subset</text:span><text:span text:style-name="T20">. I could have put the ‘Attack Power’ and ‘Enmity_Plus’ reference gear sets in the respective groups, but the behavior would have been different. (There being no guarantee in order of processing, who knows what would have been processed first. Once the </text:span><text:span text:style-name="T19">subset</text:span><text:span text:style-name="T20"> is completed, Luashitacast goes onto the two groups. Identified via inline conditionals (in this case whether the </text:span><text:span text:style-name="T19">Tank</text:span><text:span text:style-name="T20"> indicator is on or off), a group of slot definitions are processed. If I’m </text:span><text:span text:style-name="T42">not </text:span><text:span text:style-name="T20">tanking, the three slot definitions under </text:span><text:span text:style-name="T19">GROUP//NOT_TANK</text:span><text:span text:style-name="T20"> are processed. If I’m tanking, the six slot definitions under </text:span><text:span text:style-name="T19">GROUP//TANK</text:span><text:span text:style-name="T20"> are processed. While you can do the same type of functionality by using inline conditionals on the slot names directly, I find this solution to be much more understandable. The good news is that you decide which approach makes sense to you.</text:span></text:p>
      <text:p text:style-name="P35">Lastly, there is one more feature that my implementation <text:span text:style-name="T53">supports, inline gear line referencing. I know, that’s quite a mouthful. What this feature lets you do is reference a specific slot from another gear set’s definition to be included in the current gear set. This is done using the following notation: </text:span></text:p>
      <text:p text:style-name="P36"><text:tab/>set name::slot as in Default::Rings (or just <text:span text:style-name="T54">Default</text:span>::) </text:p>
      <text:p text:style-name="P36"><text:span text:style-name="T20">This is a right side idea that can only be used in a slot definition. (That’s why you can omit the slot name, the notation can only occur in the right side of a slot definition.) It’s most commonly used in the ‘Progressive Accuracy’</text:span><text:span text:style-name="T20"><text:note text:id="ftn1" text:note-class="footnote"><text:note-citation>1</text:note-citation><text:note-body><text:p text:style-name="P37">A special type of gear set, Progressive Accuracy let’s the player add accuracy dynamically so that “enough” accuracy is equipped to hit your target. Details on this structure is beyond the scope of this document.</text:p></text:note-body></text:note></text:span><text:span text:style-name="T20"> structure which is </text:span><text:span text:style-name="T42">a special </text:span><text:span text:style-name="T20">kind of gear set, </text:span><text:span text:style-name="T55">but it can be used in any gear set</text:span><text:span text:style-name="T20">. Another use would be if you wanted to use another gear set’s slot definition, </text:span><text:span text:style-name="T56">or even </text:span><text:span text:style-name="T20">include something specific to the current gear set’s definition </text:span><text:span text:style-name="T56">with that reference</text:span><text:span text:style-name="T20">.</text:span></text:p>
      <text:p text:style-name="P38"><text:tab/></text:p>
      <text:p text:style-name="P39"><text:tab/>['CuringMagic'] = {</text:p>
      <text:p text:style-name="Preformatted_20_Text"><text:tab/><text:tab/>Subset = { </text:p>
      <text:p text:style-name="Preformatted_20_Text"><text:tab/><text:tab/><text:tab/>[1] = 'Healing_Magic_Skill',</text:p>
      <text:p text:style-name="Preformatted_20_Text"><text:tab/><text:tab/><text:tab/>[2] = 'MND' </text:p>
      <text:p text:style-name="Preformatted_20_Text"><text:tab/><text:tab/><text:tab/>},</text:p>
      <text:p text:style-name="Preformatted_20_Text"><text:tab/><text:tab/>Ammo <text:s text:c="2"/>= 'Enmity_Minus::Ammo',</text:p>
      <text:p text:style-name="Preformatted_20_Text"><text:tab/><text:tab/>Hands <text:s/>= 'Evoker\'s Bracers',</text:p>
      <text:p text:style-name="Preformatted_20_Text"><text:tab/><text:tab/>Legs <text:s text:c="2"/>= 'Shep. Hose//EMPTY',</text:p>
      <text:p text:style-name="Preformatted_20_Text"><text:tab/><text:tab/>Feet <text:s text:c="2"/>= 'Creek F Clomps//IF:Seer\'s Pumps',</text:p>
      <text:p text:style-name="P7"><text:tab/>},</text:p>
      <text:p text:style-name="P40">From my SMN job file, this is the set I use when I cast a cure. Notice that the ‘Ammo’ slot just says to use the ‘Ammo’ slot from my <text:span text:style-name="T19">Enmity_Minus</text:span><text:span text:style-name="T20"> reference gear set. In this case I didn’t have anything to put into my ‘Ammo’ slot, and curing magic is a threat generator. I figured equipping enmity down gear in that slot just made sense to do.</text:span></text:p>
      <text:p text:style-name="P41">So, there you have it. That’s pretty much everything you can do with a gear set in my version ofgear.MoveToDynamicGS(vRoot,tMaster,bIgnoreWSWAP,sSetname); Luashitacast. Pretty extensive, but I hope you can see how much more flexible my implementation is than other versions of Luashitacast. The directory that this document is in contains other useful information about my version of Luashitacast. Feel free to peruse them if you like and if you have any questions, just contact me.</text:p>
      <text:p text:style-name="P41"/>
      <text:p text:style-name="P41">Paiine</text:p>
      <text:p text:style-name="P41">September 6,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5T16:00:09.849778070</meta:creation-date>
    <dc:date>2025-10-18T20:56:32.408476574</dc:date>
    <meta:editing-duration>PT2H57M48S</meta:editing-duration>
    <meta:editing-cycles>20</meta:editing-cycles>
    <meta:generator>LibreOffice/25.8.2.2$Linux_X86_64 LibreOffice_project/580$Build-2</meta:generator>
    <meta:document-statistic meta:table-count="0" meta:image-count="0" meta:object-count="0" meta:page-count="6" meta:paragraph-count="103" meta:word-count="2704" meta:character-count="15914" meta:non-whitespace-character-count="13058"/>
  </office:meta>
</office:document-meta>
</file>